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44" style:family="table-cell" style:parent-style-name="Default">
      <style:table-cell-properties fo:background-color="transparent" style:vertical-align="middle"/>
    </style:style>
    <style:style style:name="ce45" style:family="table-cell" style:parent-style-name="Default">
      <style:table-cell-properties fo:background-color="#f7d1d5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default-cell-style-name="ce23"/>
        <table:table-column table:style-name="co5" table:default-cell-style-name="ce44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19" office:value-type="string" calcext:value-type="string">
            <text:p>ETH_MC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1.855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2.1079in" draw:caption-point-x="-0.2402in" draw:caption-point-y="0.5945in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1.1413in" svg:height="1.4787in" svg:x="2.4937in" svg:y="2.3598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-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1.1413in" svg:height="1.3232in" svg:x="2.4937in" svg:y="2.6122in" draw:caption-point-x="-0.2402in" draw:caption-point-y="0.5945in">
              <dc:date>2022-03-01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  <text:p text:style-name="P1"><text:span text:style-name="T1">Отдельная </text:span><text:span text:style-name="T1">функция - </text:span><text:span text:style-name="T1">pinio_set_AMP_</text:span><text:span text:style-name="T1">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-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9.16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1.1413in" svg:height="0.7083in" svg:x="2.4937in" svg:y="9.9161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1.1413in" svg:height="0.7083in" svg:x="1.0736in" svg:y="11.1827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3" table:style-name="ce19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3" table:style-name="ce19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3" table:style-name="ce19" office:value-type="string" calcext:value-type="string">
            <text:p>~O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3" table:style-name="ce19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0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1.1413in" svg:height="0.7083in" svg:x="2.4937in" svg:y="38.6594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1.1413in" svg:height="0.7083in" svg:x="2.4937in" svg:y="38.9106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39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 table:number-columns-repeated="3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GPIO_PINS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0:34:43.76108075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4T16:27:19.870723830</dc:date>
    <meta:editing-duration>PT18H11M59S</meta:editing-duration>
    <meta:editing-cycles>187</meta:editing-cycles>
    <meta:document-statistic meta:table-count="2" meta:cell-count="939" meta:object-count="0"/>
  </office:meta>
</office:document-meta>
</file>